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 Basics</text:title></text:p>
      <text:p text:style-name="OrgTitle"/>
      <text:p text:style-name="OrgSubtitle">
<text:user-defined style:data-style-name="N0" text:name="subtitle">
CSC100 Introduction to programming in C/C++</text:user-defined>

</text:p>
      <text:p text:style-name="OrgSubtitle"/>
      <text:p text:style-name="OrgSubtitle"><text:initial-creator>Marcus Birkenkrahe</text:initial-creator></text:p>
      <text:p text:style-name="OrgSubtitle"/>
      <text:h text:style-name="Heading_20_1_unnumbered" text:outline-level="1" text:is-list-header="true">
<text:bookmark-start text:name="OrgXref.orgce8792b"/>
<text:bookmark text:name="orgce8792b"/>Constants
<text:bookmark-end text:name="OrgXref.orgce8792b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rcus Birkenkrahe</dc:creator>
    <meta:initial-creator>Marcus Birkenkrahe</meta:initial-creator>
    <dc:date>2022-02-16T10:38:10</dc:date>
    <meta:creation-date>2022-02-16T10:38:10</meta:creation-date>
    <meta:generator>Emacs 27.2 (Org mode 9.4.4)</meta:generator>
    <meta:keyword/>
    <dc:subject/>
    <dc:title>C Basics</dc:title>
    <meta:user-defined meta:name="subtitle">CSC100 Introduction to programming in C/C++</meta:user-defined>
  </office:meta>
</office:document-meta>
</file>